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0b5462" officeooo:paragraph-rsid="000b5462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bold" officeooo:rsid="000b5462" officeooo:paragraph-rsid="000b5462" style:font-weight-asian="bold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bold" officeooo:rsid="000fe9a5" officeooo:paragraph-rsid="000fe9a5" style:font-weight-asian="bold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normal" officeooo:rsid="000fe9a5" officeooo:paragraph-rsid="000fe9a5" style:font-weight-asian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02e22" officeooo:paragraph-rsid="00102e22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1a486" officeooo:paragraph-rsid="0011a486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36fd6" officeooo:paragraph-rsid="00136fd6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C lists:</text:p>
      <text:p text:style-name="P1"/>
      <text:p text:style-name="P1"><text:span text:style-name="T1">Functional</text:span>:</text:p>
      <text:p text:style-name="P1">Verify user is able to create new API collections.</text:p>
      <text:p text:style-name="P1">Verify user is able to create new Endpoint using Existing API collection</text:p>
      <text:p text:style-name="P1">Verify user is able to create new Endpoint after creating new API collection</text:p>
      <text:p text:style-name="P1">Verify user is able to update the API name and other fields using Edit Collection option.</text:p>
      <text:p text:style-name="P1">Verify user is able to Delete the API collection using EdDeleteit Collection option.</text:p>
      <text:p text:style-name="P5">Verify user is able to create a new Policy.</text:p>
      <text:p text:style-name="P6">Verify user is able to edit existing Policy.</text:p>
      <text:p text:style-name="P7">Verify user is able to delete existing Policy.</text:p>
      <text:p text:style-name="P7">Verify user is able to create new Client using Add new client functionality.</text:p>
      <text:p text:style-name="P7">Verify user is able to edit existing client details.</text:p>
      <text:p text:style-name="P7">Verify user is able to delete the existing client.</text:p>
      <text:p text:style-name="P7"/>
      <text:p text:style-name="P1"/>
      <text:p text:style-name="P1"/>
      <text:p text:style-name="P3">End to End: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12:05:08.251734910</meta:creation-date>
    <dc:date>2020-01-30T11:54:50.844374072</dc:date>
    <meta:editing-duration>PT45M58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25" meta:character-count="713" meta:non-whitespace-character-count="602"/>
  </office:meta>
</office:document-meta>
</file>